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1.7173in"/>
    </style:style>
    <style:style style:name="co4" style:family="table-column">
      <style:table-column-properties fo:break-before="auto" style:column-width="1.2075in"/>
    </style:style>
    <style:style style:name="co5" style:family="table-column">
      <style:table-column-properties fo:break-before="auto" style:column-width="1.4402in"/>
    </style:style>
    <style:style style:name="co6" style:family="table-column">
      <style:table-column-properties fo:break-before="auto" style:column-width="3.0252in"/>
    </style:style>
    <style:style style:name="co7" style:family="table-column">
      <style:table-column-properties fo:break-before="auto" style:column-width="3.9555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1.3736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 style:data-style-name="N800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 style:data-style-name="N116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ce3"/>
        <table:table-column table:style-name="co9" table:default-cell-style-name="ce10"/>
        <table:table-column table:style-name="co1" table:number-columns-repeated="1014" table:default-cell-style-name="Excel_20_Built-in_20_Normal"/>
        <table:table-row table:style-name="ro1">
          <table:table-cell table:style-name="ce1" office:value-type="string">
            <text:p>Button</text:p>
          </table:table-cell>
          <table:table-cell table:style-name="ce1" office:value-type="string">
            <text:p>Test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ed Price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Error Message</text:p>
          </table:table-cell>
          <table:table-cell table:style-name="ce2" office:value-type="string">
            <text:p>Focus</text:p>
          </table:table-cell>
          <table:table-cell table:style-name="ce9" office:value-type="string">
            <text:p>Actual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>
            <text:p>Tab Order</text:p>
          </table:table-cell>
          <table:table-cell table:number-columns-repeated="4"/>
          <table:table-cell office:value-type="string">
            <text:p>Item, Quantity, Unit Price, Calculate, Clear</text:p>
          </table:table-cell>
          <table:table-cell/>
          <table:table-cell office:value-type="string">
            <text:p>Item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All blank</text:p>
          </table:table-cell>
          <table:table-cell table:number-columns-repeated="4"/>
          <table:table-cell office:value-type="string">
            <text:p>Error Message</text:p>
          </table:table-cell>
          <table:table-cell office:value-type="string">
            <text:p>Please enter item whose length is between 3 and 15</text:p>
          </table:table-cell>
          <table:table-cell office:value-type="string">
            <text:p>Item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Low Item</text:p>
          </table:table-cell>
          <table:table-cell office:value-type="string">
            <text:p>ab</text:p>
          </table:table-cell>
          <table:table-cell table:style-name="ce5"/>
          <table:table-cell table:number-columns-repeated="2"/>
          <table:table-cell office:value-type="string">
            <text:p>Error Message</text:p>
          </table:table-cell>
          <table:table-cell office:value-type="string">
            <text:p>Please enter item whose length is between 3 and 15</text:p>
          </table:table-cell>
          <table:table-cell office:value-type="string">
            <text:p>Item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High Item</text:p>
          </table:table-cell>
          <table:table-cell table:style-name="ce4" office:value-type="string">
            <text:p>1234567890123456</text:p>
          </table:table-cell>
          <table:table-cell table:style-name="ce5"/>
          <table:table-cell table:number-columns-repeated="2"/>
          <table:table-cell office:value-type="string">
            <text:p>Error Message</text:p>
          </table:table-cell>
          <table:table-cell office:value-type="string">
            <text:p>Please enter item whose length is between 3 and 15</text:p>
          </table:table-cell>
          <table:table-cell office:value-type="string">
            <text:p>Item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Bad Quantity</text:p>
          </table:table-cell>
          <table:table-cell table:style-name="ce5" office:value-type="string">
            <text:p>abc</text:p>
          </table:table-cell>
          <table:table-cell table:style-name="ce5" office:value-type="string">
            <text:p>1m</text:p>
          </table:table-cell>
          <table:table-cell table:style-name="ce6" table:number-columns-repeated="2"/>
          <table:table-cell office:value-type="string">
            <text:p>Error Message</text:p>
          </table:table-cell>
          <table:table-cell office:value-type="string">
            <text:p>Please enter a whole number between 1 and 1000</text:p>
          </table:table-cell>
          <table:table-cell office:value-type="string">
            <text:p>Quantity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Blank Quantity</text:p>
          </table:table-cell>
          <table:table-cell table:style-name="ce5" office:value-type="string">
            <text:p>abc</text:p>
          </table:table-cell>
          <table:table-cell table:style-name="ce5"/>
          <table:table-cell table:style-name="ce6" table:number-columns-repeated="2"/>
          <table:table-cell office:value-type="string">
            <text:p>Error Message</text:p>
          </table:table-cell>
          <table:table-cell office:value-type="string">
            <text:p>Please enter a whole number between 1 and 1000</text:p>
          </table:table-cell>
          <table:table-cell office:value-type="string">
            <text:p>Quantity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Decimal Quantity</text:p>
          </table:table-cell>
          <table:table-cell table:style-name="ce5" office:value-type="string">
            <text:p>abc</text:p>
          </table:table-cell>
          <table:table-cell table:style-name="ce5" office:value-type="float" office:value="1.5">
            <text:p>1.5</text:p>
          </table:table-cell>
          <table:table-cell table:style-name="ce6" table:number-columns-repeated="2"/>
          <table:table-cell office:value-type="string">
            <text:p>Error Message</text:p>
          </table:table-cell>
          <table:table-cell office:value-type="string">
            <text:p>Please enter a whole number between 1 and 1000</text:p>
          </table:table-cell>
          <table:table-cell office:value-type="string">
            <text:p>Quantity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Low Quantity</text:p>
          </table:table-cell>
          <table:table-cell table:style-name="ce5" office:value-type="string">
            <text:p>abc</text:p>
          </table:table-cell>
          <table:table-cell table:style-name="ce5" office:value-type="float" office:value="0">
            <text:p>0</text:p>
          </table:table-cell>
          <table:table-cell table:style-name="ce6" table:number-columns-repeated="2"/>
          <table:table-cell office:value-type="string">
            <text:p>Error Message</text:p>
          </table:table-cell>
          <table:table-cell office:value-type="string">
            <text:p>Please enter a whole number between 1 and 1000</text:p>
          </table:table-cell>
          <table:table-cell office:value-type="string">
            <text:p>Quantity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High Quantity</text:p>
          </table:table-cell>
          <table:table-cell table:style-name="ce5" office:value-type="string">
            <text:p>abc</text:p>
          </table:table-cell>
          <table:table-cell table:style-name="ce5" office:value-type="float" office:value="1001">
            <text:p>1001</text:p>
          </table:table-cell>
          <table:table-cell table:style-name="ce6" table:number-columns-repeated="2"/>
          <table:table-cell office:value-type="string">
            <text:p>Error Message</text:p>
          </table:table-cell>
          <table:table-cell office:value-type="string">
            <text:p>Please enter a whole number between 1 and 1000</text:p>
          </table:table-cell>
          <table:table-cell office:value-type="string">
            <text:p>Quantity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Bad Unit Price</text:p>
          </table:table-cell>
          <table:table-cell table:style-name="ce5" office:value-type="string">
            <text:p>abc</text:p>
          </table:table-cell>
          <table:table-cell table:style-name="ce5" office:value-type="float" office:value="10">
            <text:p>10</text:p>
          </table:table-cell>
          <table:table-cell table:style-name="ce6" office:value-type="string">
            <text:p>1m</text:p>
          </table:table-cell>
          <table:table-cell table:style-name="ce6"/>
          <table:table-cell office:value-type="string">
            <text:p>Error Message</text:p>
          </table:table-cell>
          <table:table-cell office:value-type="string">
            <text:p>Please enter a number between 0 and 100</text:p>
          </table:table-cell>
          <table:table-cell office:value-type="string">
            <text:p>Unit Price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Blank <text:s/>Unit Price</text:p>
          </table:table-cell>
          <table:table-cell table:style-name="ce5" office:value-type="string">
            <text:p>abc</text:p>
          </table:table-cell>
          <table:table-cell table:style-name="ce5" office:value-type="float" office:value="10">
            <text:p>10</text:p>
          </table:table-cell>
          <table:table-cell table:style-name="ce6" table:number-columns-repeated="2"/>
          <table:table-cell office:value-type="string">
            <text:p>Error Message</text:p>
          </table:table-cell>
          <table:table-cell office:value-type="string">
            <text:p>Please enter a number between 0 and 100</text:p>
          </table:table-cell>
          <table:table-cell office:value-type="string">
            <text:p>Unit Price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Low <text:s/>Unit Price</text:p>
          </table:table-cell>
          <table:table-cell table:style-name="ce5" office:value-type="string">
            <text:p>abc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-0.99">
            <text:p>-0.99</text:p>
          </table:table-cell>
          <table:table-cell table:style-name="ce6"/>
          <table:table-cell office:value-type="string">
            <text:p>Error Message</text:p>
          </table:table-cell>
          <table:table-cell office:value-type="string">
            <text:p>Please enter a number between 0 and 100</text:p>
          </table:table-cell>
          <table:table-cell office:value-type="string">
            <text:p>Unit Price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High <text:s/>Unit Price</text:p>
          </table:table-cell>
          <table:table-cell table:style-name="ce5" office:value-type="string">
            <text:p>abc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0.01">
            <text:p>100.01</text:p>
          </table:table-cell>
          <table:table-cell table:style-name="ce6"/>
          <table:table-cell office:value-type="string">
            <text:p>Error Message</text:p>
          </table:table-cell>
          <table:table-cell office:value-type="string">
            <text:p>Please enter a number between 0 and 100</text:p>
          </table:table-cell>
          <table:table-cell office:value-type="string">
            <text:p>Unit Price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Minimums</text:p>
          </table:table-cell>
          <table:table-cell table:style-name="ce5" office:value-type="string">
            <text:p>abc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0">
            <text:p>$0.00 </text:p>
          </table:table-cell>
          <table:table-cell office:value-type="string">
            <text:p>Price Displayed</text:p>
          </table:table-cell>
          <table:table-cell/>
          <table:table-cell office:value-type="string">
            <text:p>Item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Maximums</text:p>
          </table:table-cell>
          <table:table-cell table:style-name="ce4" office:value-type="string">
            <text:p>123456789012345</text:p>
          </table:table-cell>
          <table:table-cell table:style-name="ce5" office:value-type="float" office:value="1000">
            <text:p>1000</text:p>
          </table:table-cell>
          <table:table-cell table:style-name="ce7" office:value-type="float" office:value="100">
            <text:p>100</text:p>
          </table:table-cell>
          <table:table-cell table:style-name="ce8" office:value-type="float" office:value="100000">
            <text:p>$100,000.00 </text:p>
          </table:table-cell>
          <table:table-cell office:value-type="string">
            <text:p>Price Displayed</text:p>
          </table:table-cell>
          <table:table-cell/>
          <table:table-cell office:value-type="string">
            <text:p>Item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Typical</text:p>
          </table:table-cell>
          <table:table-cell table:style-name="ce5" office:value-type="string">
            <text:p>p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.29">
            <text:p>1.29</text:p>
          </table:table-cell>
          <table:table-cell table:style-name="ce6" office:value-type="float" office:value="129">
            <text:p>$129.00 </text:p>
          </table:table-cell>
          <table:table-cell office:value-type="string">
            <text:p>Price Displayed</text:p>
          </table:table-cell>
          <table:table-cell/>
          <table:table-cell office:value-type="string">
            <text:p>Item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alculate</text:p>
          </table:table-cell>
          <table:table-cell office:value-type="string">
            <text:p>Typical</text:p>
          </table:table-cell>
          <table:table-cell table:style-name="ce5" office:value-type="string">
            <text:p>ink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.99">
            <text:p>5.99</text:p>
          </table:table-cell>
          <table:table-cell table:style-name="ce6" table:formula="of:=[.D18]*[.E18]" office:value-type="float" office:value="17.97">
            <text:p>$17.97 </text:p>
          </table:table-cell>
          <table:table-cell office:value-type="string">
            <text:p>Price Displayed</text:p>
          </table:table-cell>
          <table:table-cell/>
          <table:table-cell office:value-type="string">
            <text:p>Item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1">
          <table:table-cell office:value-type="string">
            <text:p>Clear</text:p>
          </table:table-cell>
          <table:table-cell table:number-columns-repeated="5"/>
          <table:table-cell office:value-type="string">
            <text:p>All values cleared</text:p>
          </table:table-cell>
          <table:table-cell/>
          <table:table-cell office:value-type="string">
            <text:p>Item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date-style style:name="N8119" number:language="en" number:country="US">
      <number:month/>
      <number:text>/</number:text>
      <number:day/>
      <number:text>/</number:text>
      <number:year number:style="long"/>
    </number:date-style>
    <number:date-style style:name="N8120" number:language="en" number:country="US">
      <number:day/>
      <number:text>-</number:text>
      <number:month number:textual="true"/>
      <number:text>-</number:text>
      <number:year/>
    </number:date-style>
    <number:date-style style:name="N8121" number:language="en" number:country="US">
      <number:day/>
      <number:text>-</number:text>
      <number:month number:textual="true"/>
    </number:date-style>
    <number:date-style style:name="N8122" number:language="en" number:country="US">
      <number:month number:textual="true"/>
      <number:text>-</number:text>
      <number:year/>
    </number:date-style>
    <number:time-style style:name="N8123" number:language="en" number:country="US">
      <number:hours/>
      <number:text>:</number:text>
      <number:minutes number:style="long"/>
      <number:text> </number:text>
      <number:am-pm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</number:time-style>
    <number:time-style style:name="N8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2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2P2" style:volatile="true" number:language="en" number:country="US">
      <number:text> - </number:text>
    </number:number-style>
    <number:text-style style:name="N8132" number:language="en" number:country="US">
      <number:text> </number:text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currency-style style:name="N8133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3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3P2" style:volatile="true" number:language="en" number:country="US">
      <number:text> </number:text>
      <number:currency-symbol/>
      <number:text>- </number:text>
    </number:currency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4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4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number:currency-style style:name="N8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12/10/2016</text:date>, <text:time>14:0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4:01:26.43</meta:creation-date>
    <meta:editing-duration>P0D</meta:editing-duration>
    <meta:editing-cycles>1</meta:editing-cycles>
    <meta:document-statistic meta:table-count="3" meta:cell-count="148" meta:object-count="0"/>
    <meta:generator>OpenOffice/4.0.1$Win32 OpenOffice.org_project/401m5$Build-9714</meta:generator>
  </office:meta>
</office:document-meta>
</file>